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ji Brown Learns about Self Control</text:p>
      <text:p text:style-name="Standard"/>
      <text:p text:style-name="Standard">Benji Brown was so excited! Today, he was going to his first ever birthday party. He knew that there would be balloons, games, and best of all: CAKE! Cake was Benji's favorite food in the whole world and he couldn't wait to have so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iah Schaefer</meta:initial-creator>
    <meta:creation-date>2016-02-11T13:11:24.21</meta:creation-date>
    <meta:document-statistic meta:table-count="0" meta:image-count="0" meta:object-count="0" meta:page-count="1" meta:paragraph-count="2" meta:word-count="50" meta:character-count="272"/>
    <dc:date>2016-02-11T13:34:05.13</dc:date>
    <dc:creator>Josiah Schaefer</dc:creator>
    <meta:editing-duration>PT7M30S</meta:editing-duration>
    <meta:editing-cycles>1</meta:editing-cycles>
    <meta:generator>OpenOffice/4.1.1$Win32 OpenOffice.org_project/411m6$Build-9775</meta:generator>
  </office:meta>
</office:document-meta>
</file>